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StarSymbol" svg:font-family="StarSymbol" style:font-charset="x-symbol"/>
  </office:font-face-decls>
  <office:automatic-styles>
    <style:style style:name="P1" style:family="paragraph" style:parent-style-name="Text_20_body">
      <style:text-properties fo:color="#000000" loext:opacity="100%" style:font-name="Liberation Serif" fo:font-size="12pt" fo:language="en" fo:country="US" fo:font-weight="bold" style:font-weight-asian="bold" style:font-name-complex="Liberation Serif" style:font-weight-complex="bold"/>
    </style:style>
    <style:style style:name="P2" style:family="paragraph" style:parent-style-name="Text_20_body">
      <style:text-properties fo:color="#000000" loext:opacity="100%" style:font-name="Liberation Serif" fo:font-size="12pt" fo:language="en" fo:country="US" fo:font-weight="bold" style:font-weight-asian="bold" style:font-name-complex="Liberation Serif" style:font-weight-complex="bold"/>
    </style:style>
    <style:style style:name="P3" style:family="paragraph" style:parent-style-name="Text_20_body">
      <style:text-properties fo:color="#000000" loext:opacity="100%" style:font-name="Liberation Serif" fo:font-size="12pt" fo:language="en" fo:country="US" fo:font-weight="normal" style:font-weight-asian="normal" style:font-name-complex="Liberation Serif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language="en" fo:country="US" fo:font-weight="normal" style:font-weight-asian="normal" style:font-name-complex="Liberation Serif" style:font-weight-complex="normal"/>
    </style:style>
    <style:style style:name="P5" style:family="paragraph" style:parent-style-name="Heading_20_1" style:list-style-name="L1" style:master-page-name="MasterPage2">
      <style:paragraph-properties fo:text-align="center" style:justify-single-word="false" style:page-number="auto"/>
      <style:text-properties fo:color="#000000" loext:opacity="100%" style:font-name="Liberation Sans" fo:font-size="18pt" fo:language="en" fo:country="US" fo:font-weight="bold" style:font-weight-asian="bold" style:font-name-complex="Liberation Sans" style:font-weight-complex="bold"/>
    </style:style>
    <style:style style:name="T10" style:family="text">
      <style:text-properties fo:color="#000000" loext:opacity="100%" style:font-name="Liberation Serif" fo:font-size="12pt" style:font-name-complex="Liberation Serif"/>
    </style:style>
    <style:style style:name="T11" style:family="text">
      <style:text-properties officeooo:rsid="0016531a"/>
    </style:style>
    <style:style style:name="T12" style:family="text">
      <style:text-properties officeooo:rsid="0017b2cf"/>
    </style:style>
    <style:style style:name="T13" style:family="text">
      <style:text-properties officeooo:rsid="0017f817"/>
    </style:style>
    <style:style style:name="T14" style:family="text">
      <style:text-properties officeooo:rsid="00189af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a9262"/>
    </style:style>
    <style:style style:name="T17" style:family="text">
      <style:text-properties officeooo:rsid="001bf221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5">Website Software Versions</text:p>
        </text:list-header>
      </text:list>
      <text:p text:style-name="P3">Active Presenter: 9.1.<text:span text:style-name="T14">5</text:span></text:p>
      <text:p text:style-name="P3">LibreOffice: <text:span text:style-name="T11">24.2.</text:span><text:span text:style-name="T14">4</text:span></text:p>
      <text:p text:style-name="P3">Thunderbird: 115.<text:span text:style-name="T11">1</text:span><text:span text:style-name="T14">2.2</text:span></text:p>
      <text:p text:style-name="P3">VLC: 3.0.20</text:p>
      <text:p text:style-name="P1"><text:span text:style-name="T15">DVDStyler: 3.2.1</text:span><text:tab/></text:p>
      <text:p text:style-name="P3">GIMP: 2.10.3<text:span text:style-name="T14">8</text:span></text:p>
      <text:p text:style-name="P3">OpenShot: 3.<text:span text:style-name="T16">2.0</text:span></text:p>
      <text:p text:style-name="P4">Audacity: 3.<text:span text:style-name="T11">5.1</text:span></text:p>
      <text:p text:style-name="P3">Paint.net: 5.01<text:span text:style-name="T11">3</text:span></text:p>
      <text:p text:style-name="P3">MakeMKV: 1.17.<text:span text:style-name="T16">7</text:span></text:p>
      <text:p text:style-name="P3">SMPlayer: 2<text:span text:style-name="T16">4.5</text:span></text:p>
      <text:p text:style-name="P3">Kdenlive: 2<text:span text:style-name="T16">4.05.1</text:span></text:p>
      <text:p text:style-name="P3">Rocky Linux: 9.<text:span text:style-name="T16">4</text:span></text:p>
      <text:p text:style-name="P3">Ubuntu Server: 2<text:span text:style-name="T16">4.04</text:span></text:p>
      <text:p text:style-name="P3">Fedora: <text:span text:style-name="T11">40</text:span></text:p>
      <text:p text:style-name="P3">Linux Mint: 21.3</text:p>
      <text:p text:style-name="P3">Kubuntu: 2<text:span text:style-name="T16">4.04</text:span></text:p>
      <text:p text:style-name="P3">Fedora lxqt: <text:span text:style-name="T12">40</text:span></text:p>
      <text:p text:style-name="P3">Arch: <text:span text:style-name="T17">6</text:span>-1-24</text:p>
      <text:p text:style-name="P3">Debian (Stable): 12.<text:span text:style-name="T12">5</text:span></text:p>
      <text:p text:style-name="P4">OpenSuse (Leap): 15.<text:span text:style-name="T17">6</text:span></text:p>
      <text:p text:style-name="P3">Visual Studio: 2022<text:tab/></text:p>
      <text:p text:style-name="P3">FileZilla Client: 3.6<text:span text:style-name="T12">7.0</text:span></text:p>
      <text:p text:style-name="P3">Notepad ++: 8.6.<text:span text:style-name="T17">8</text:span></text:p>
      <text:p text:style-name="P3">Brackets: Pre-Release 2.1.2</text:p>
      <text:p text:style-name="P3">Rufus: 4.<text:span text:style-name="T17">5</text:span></text:p>
      <text:p text:style-name="P4">VirtualBox: 7.0.1<text:span text:style-name="T17">8</text:span></text:p>
      <text:p text:style-name="P3">Sharex: 1<text:span text:style-name="T12">6.</text:span><text:span text:style-name="T17">1.0</text:span></text:p>
      <text:p text:style-name="P3"><text:soft-page-break/>XDM: 2018</text:p>
      <text:p text:style-name="P3">Vivaldi: 6.<text:span text:style-name="T17">8</text:span></text:p>
      <text:p text:style-name="P3">7-zip: 2<text:span text:style-name="T17">4.07</text:span></text:p>
      <text:p text:style-name="P1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StarSymbol" svg:font-family="Star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fals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1665in" fo:margin-bottom="0.0835in" style:contextual-spacing="false"/>
      <style:text-properties fo:font-size="18pt" fo:font-weight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Numbering_20_Symbols" style:display-name="Numbering Symbols" style:family="text"/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19-06-05T17:14:12Z</meta:creation-date>
    <dc:date>2024-06-26T20:39:08.798074033</dc:date>
    <meta:editing-duration>PT22M24S</meta:editing-duration>
    <meta:editing-cycles>3</meta:editing-cycles>
    <meta:document-statistic meta:table-count="0" meta:image-count="0" meta:object-count="0" meta:page-count="2" meta:paragraph-count="32" meta:word-count="77" meta:character-count="530" meta:non-whitespace-character-count="484"/>
  </office:meta>
</office:document-meta>
</file>